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716cm" fo:min-width="3.466cm" fo:padding-top="0.142cm" fo:padding-bottom="0.142cm" fo:padding-left="0.267cm" fo:padding-right="0.267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722cm" fo:min-width="8.472cm" fo:padding-top="0.139cm" fo:padding-bottom="0.139cm" fo:padding-left="0.264cm" fo:padding-right="0.264cm"/>
    </style:style>
    <style:style style:name="gr3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0.75cm" fo:min-width="1.5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25cm" fo:min-width="0cm"/>
    </style:style>
    <style:style style:name="gr10" style:family="graphic" style:parent-style-name="objectwithoutfill">
      <style:graphic-properties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0pt"/>
    </style:style>
    <style:style style:name="P5" style:family="paragraph">
      <style:text-properties fo:font-size="8pt"/>
    </style:style>
    <style:style style:name="P6" style:family="paragraph">
      <loext:graphic-properties draw:fill="none" draw:fill-color="#ffffff"/>
      <style:text-properties fo:font-size="8pt"/>
    </style:style>
    <style:style style:name="P7" style:family="paragraph">
      <style:paragraph-properties fo:text-align="center"/>
      <style:text-properties fo:font-size="8pt"/>
    </style:style>
    <style:style style:name="P8" style:family="paragraph">
      <loext:graphic-properties draw:fill="none" draw:fill-color="#ffffff"/>
      <style:paragraph-properties fo:text-align="center"/>
      <style:text-properties fo:font-size="8pt"/>
    </style:style>
    <style:style style:name="P9" style:family="paragraph">
      <style:paragraph-properties fo:text-align="start"/>
      <style:text-properties fo:font-size="8pt" style:font-size-asian="8pt" style:font-size-complex="8pt"/>
    </style:style>
    <style:style style:name="P10" style:family="paragraph">
      <loext:graphic-properties draw:fill="none" draw:fill-color="#ffffff"/>
      <style:paragraph-properties fo:text-align="start"/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cm" svg:height="3cm" svg:x="13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cm" svg:height="1cm" svg:x="4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cm" svg:height="0.5cm" svg:x="11.65cm" svg:y="7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cm" svg:height="0.5cm" svg:x="12.3cm" svg:y="7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cm" svg:height="0.5cm" svg:x="10.95cm" svg:y="7.25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3cm" svg:y1="7.55cm" svg:x2="14.05cm" svg:y2="7.55cm">
          <text:p/>
        </draw:line>
        <draw:custom-shape draw:style-name="gr5" draw:text-style-name="P4" draw:layer="layout" svg:width="2cm" svg:height="1cm" svg:x="14.05cm" svg:y="6.95cm">
          <text:p text:style-name="P4">Work()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3cm" svg:height="0.887cm" svg:x="4cm" svg:y="6.113cm">
          <draw:text-box>
            <text:p text:style-name="P5">Queue for</text:p>
            <text:p text:style-name="P5">WorkPackages</text:p>
          </draw:text-box>
        </draw:frame>
        <draw:frame draw:style-name="gr7" draw:text-style-name="P8" draw:layer="layout" svg:width="8.95cm" svg:height="0.569cm" svg:x="4.05cm" svg:y="7.991cm">
          <draw:text-box>
            <text:p text:style-name="P7">Sorted by FIFO principle</text:p>
          </draw:text-box>
        </draw:frame>
        <draw:frame draw:style-name="gr8" draw:text-style-name="P10" draw:layer="layout" svg:width="1.433cm" svg:height="1cm" svg:x="1.801cm" svg:y="7cm">
          <draw:text-box>
            <text:p text:style-name="P9">Add(...)</text:p>
          </draw:text-box>
        </draw:frame>
        <draw:frame draw:style-name="gr9" draw:text-style-name="P10" draw:layer="layout" svg:width="4.249cm" svg:height="0.569cm" svg:x="1.801cm" svg:y="8.666cm">
          <draw:text-box>
            <text:p text:style-name="P9">InsertAtHeadOfList(...)</text:p>
          </draw:text-box>
        </draw:frame>
        <draw:line draw:style-name="gr4" draw:text-style-name="P3" draw:layer="layout" svg:x1="3.1cm" svg:y1="7.5cm" svg:x2="4cm" svg:y2="7.5cm">
          <text:p/>
        </draw:line>
        <draw:line draw:style-name="gr10" draw:text-style-name="P3" draw:layer="layout" svg:x1="5cm" svg:y1="9cm" svg:x2="12.35cm" svg:y2="9cm">
          <text:p/>
        </draw:line>
        <draw:line draw:style-name="gr4" draw:text-style-name="P3" draw:layer="layout" svg:x1="12.35cm" svg:y1="9cm" svg:x2="12.9cm" svg:y2="7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1T17:18:12.476413685</meta:creation-date>
    <dc:date>2019-01-11T22:32:27.179692248</dc:date>
    <meta:editing-duration>PT3H1M42S</meta:editing-duration>
    <meta:editing-cycles>8</meta:editing-cycles>
    <meta:generator>LibreOffice/6.1.3.2$Linux_X86_64 LibreOffice_project/10$Build-2</meta:generator>
    <meta:document-statistic meta:object-count="14"/>
  </office:meta>
</office:document-meta>
</file>